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0.3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3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5">
            <text:p>Duré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4" table:style-name="ce7">
            <text:p>54</text:p>
          </table:table-cell>
          <table:table-cell office:value-type="float" office:value="174" table:formula="of:=[.C3]*3600+[.D3]*60+[.E3]" table:style-name="ce8">
            <text:p>174</text:p>
          </table:table-cell>
          <table:table-cell office:value-type="string" table:style-name="ce9">
            <text:p>https://youtu.be/68MswC7M8IU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9" table:style-name="ce7">
            <text:p>29</text:p>
          </table:table-cell>
          <table:table-cell office:value-type="float" office:value="209" table:formula="of:=[.C4]*3600+[.D4]*60+[.E4]" table:style-name="ce8">
            <text:p>209</text:p>
          </table:table-cell>
          <table:table-cell office:value-type="string" table:style-name="ce9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15">
            <text:p>Temps total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191" table:formula="of:=[.C5]*3600+[.D5]*60+[.E5]" table:style-name="ce8">
            <text:p>191</text:p>
          </table:table-cell>
          <table:table-cell office:value-type="string" table:style-name="ce9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7" table:style-name="ce7">
            <text:p>37</text:p>
          </table:table-cell>
          <table:table-cell office:value-type="float" office:value="217" table:formula="of:=[.C6]*3600+[.D6]*60+[.E6]" table:style-name="ce8">
            <text:p>217</text:p>
          </table:table-cell>
          <table:table-cell office:value-type="string" table:style-name="ce9">
            <text:p>https://youtu.be/Xqnr9GfBKIE</text:p>
          </table:table-cell>
          <table:table-cell table:number-columns-repeated="2" table:style-name="ce1"/>
          <table:table-cell office:value-type="float" office:value="10750" table:formula="of:=SUM([.F3:.F63])" table:style-name="ce7">
            <text:p>10750</text:p>
          </table:table-cell>
          <table:table-cell office:value-type="float" office:value="2" table:formula="of:=QUOTIENT([.J6];3600)" table:style-name="ce7">
            <text:p>2</text:p>
          </table:table-cell>
          <table:table-cell office:value-type="float" office:value="59" table:formula="of:=QUOTIENT(([.J6]-[.K6]*3600); 60)" table:style-name="ce7">
            <text:p>59</text:p>
          </table:table-cell>
          <table:table-cell office:value-type="float" office:value="10" table:formula="of:=[.J6]-[.K6]*3600-[.L6]*60" table:style-name="ce7">
            <text:p>10</text:p>
          </table:table-cell>
          <table:table-cell table:number-columns-repeated="1637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3" table:style-name="ce7">
            <text:p>43</text:p>
          </table:table-cell>
          <table:table-cell office:value-type="float" office:value="223" table:formula="of:=[.C7]*3600+[.D7]*60+[.E7]" table:style-name="ce8">
            <text:p>223</text:p>
          </table:table-cell>
          <table:table-cell office:value-type="string" table:style-name="ce9">
            <text:p>https://youtu.be/nKMFuSvQAuc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2" table:style-name="ce7">
            <text:p>52</text:p>
          </table:table-cell>
          <table:table-cell office:value-type="float" office:value="172" table:formula="of:=[.C8]*3600+[.D8]*60+[.E8]" table:style-name="ce8">
            <text:p>172</text:p>
          </table:table-cell>
          <table:table-cell office:value-type="string" table:style-name="ce9">
            <text:p>https://youtu.be/PBRusYdbFrk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4" table:style-name="ce7">
            <text:p>24</text:p>
          </table:table-cell>
          <table:table-cell office:value-type="float" office:value="144" table:formula="of:=[.C9]*3600+[.D9]*60+[.E9]" table:style-name="ce8">
            <text:p>144</text:p>
          </table:table-cell>
          <table:table-cell office:value-type="string" table:style-name="ce9">
            <text:p>https://youtu.be/V2yOJVsUE5s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4" table:style-name="ce7">
            <text:p>54</text:p>
          </table:table-cell>
          <table:table-cell office:value-type="float" office:value="174" table:formula="of:=[.C10]*3600+[.D10]*60+[.E10]" table:style-name="ce8">
            <text:p>174</text:p>
          </table:table-cell>
          <table:table-cell office:value-type="string" table:style-name="ce9">
            <text:p>https://youtu.be/tTxPDulMQKY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53" table:style-name="ce7">
            <text:p>53</text:p>
          </table:table-cell>
          <table:table-cell office:value-type="float" office:value="413" table:formula="of:=[.C11]*3600+[.D11]*60+[.E11]" table:style-name="ce8">
            <text:p>413</text:p>
          </table:table-cell>
          <table:table-cell office:value-type="string" table:style-name="ce9">
            <text:p>https://youtu.be/N0dFeoCV_tg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20" table:style-name="ce7">
            <text:p>20</text:p>
          </table:table-cell>
          <table:table-cell office:value-type="float" office:value="440" table:formula="of:=[.C12]*3600+[.D12]*60+[.E12]" table:style-name="ce8">
            <text:p>440</text:p>
          </table:table-cell>
          <table:table-cell office:value-type="string" table:style-name="ce9">
            <text:p>https://youtu.be/9GJEO28L5-M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35" table:style-name="ce7">
            <text:p>35</text:p>
          </table:table-cell>
          <table:table-cell office:value-type="float" office:value="335" table:formula="of:=[.C13]*3600+[.D13]*60+[.E13]" table:style-name="ce8">
            <text:p>335</text:p>
          </table:table-cell>
          <table:table-cell office:value-type="string" table:style-name="ce9">
            <text:p>https://youtu.be/YtZi6PM4rso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0">
            <text:p>Suite de Fibonacci et mémoïsation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24" table:style-name="ce7">
            <text:p>24</text:p>
          </table:table-cell>
          <table:table-cell office:value-type="float" office:value="684" table:formula="of:=[.C14]*3600+[.D14]*60+[.E14]" table:style-name="ce8">
            <text:p>684</text:p>
          </table:table-cell>
          <table:table-cell office:value-type="string" table:style-name="ce9">
            <text:p>https://youtu.be/oTUBSCOSZ18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0">
            <text:p>Echanger les valeurs de 2 variables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83" table:formula="of:=[.C15]*3600+[.D15]*60+[.E15]" table:style-name="ce8">
            <text:p>183</text:p>
          </table:table-cell>
          <table:table-cell office:value-type="string" table:style-name="ce9">
            <text:p>https://youtu.be/pY9w0CEx65I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0">
            <text:p>Tri à bulles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35" table:style-name="ce7">
            <text:p>35</text:p>
          </table:table-cell>
          <table:table-cell office:value-type="float" office:value="455" table:formula="of:=[.C16]*3600+[.D16]*60+[.E16]" table:style-name="ce8">
            <text:p>455</text:p>
          </table:table-cell>
          <table:table-cell office:value-type="string" table:style-name="ce9">
            <text:p>https://youtu.be/48KD2VnKeg4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0">
            <text:p>Inverser une chaîne de caractères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29" table:style-name="ce7">
            <text:p>29</text:p>
          </table:table-cell>
          <table:table-cell office:value-type="float" office:value="509" table:formula="of:=[.C17]*3600+[.D17]*60+[.E17]" table:style-name="ce8">
            <text:p>509</text:p>
          </table:table-cell>
          <table:table-cell office:value-type="string" table:style-name="ce9">
            <text:p>https://youtu.be/2p-zIktxW1E</text:p>
          </table:table-cell>
          <table:table-cell table:number-columns-repeated="1637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0">
            <text:p>Somme des éléments d'une liste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34" table:style-name="ce7">
            <text:p>34</text:p>
          </table:table-cell>
          <table:table-cell office:value-type="float" office:value="514" table:formula="of:=[.C18]*3600+[.D18]*60+[.E18]" table:style-name="ce8">
            <text:p>514</text:p>
          </table:table-cell>
          <table:table-cell office:value-type="string" table:style-name="ce9">
            <text:p>https://youtu.be/O3yZZGIy9mQ</text:p>
          </table:table-cell>
          <table:table-cell table:number-columns-repeated="1637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0">
            <text:p>Moyenne arithmétiqu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251" table:formula="of:=[.C19]*3600+[.D19]*60+[.E19]" table:style-name="ce8">
            <text:p>251</text:p>
          </table:table-cell>
          <table:table-cell office:value-type="string" table:style-name="ce9">
            <text:p>https://youtu.be/kdmJ9VqQpeg</text:p>
          </table:table-cell>
          <table:table-cell table:number-columns-repeated="1637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0">
            <text:p>Moyenne harmoniqu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3" table:style-name="ce7">
            <text:p>43</text:p>
          </table:table-cell>
          <table:table-cell office:value-type="float" office:value="283" table:formula="of:=[.C20]*3600+[.D20]*60+[.E20]" table:style-name="ce8">
            <text:p>283</text:p>
          </table:table-cell>
          <table:table-cell office:value-type="string" table:style-name="ce9">
            <text:p>https://youtu.be/TnyvLPYIa8M</text:p>
          </table:table-cell>
          <table:table-cell table:number-columns-repeated="1637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0">
            <text:p>Moyenne quadratiqu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7">
            <text:p>22</text:p>
          </table:table-cell>
          <table:table-cell office:value-type="float" office:value="202" table:formula="of:=[.C21]*3600+[.D21]*60+[.E21]" table:style-name="ce8">
            <text:p>202</text:p>
          </table:table-cell>
          <table:table-cell office:value-type="string" table:style-name="ce9">
            <text:p>https://youtu.be/l-lr4V5sUfg</text:p>
          </table:table-cell>
          <table:table-cell table:number-columns-repeated="1637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0">
            <text:p>Moyenne géométriqu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256" table:formula="of:=[.C22]*3600+[.D22]*60+[.E22]" table:style-name="ce8">
            <text:p>256</text:p>
          </table:table-cell>
          <table:table-cell office:value-type="string" table:style-name="ce9">
            <text:p>https://youtu.be/hhxlgYjKikE</text:p>
          </table:table-cell>
          <table:table-cell table:number-columns-repeated="1637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0">
            <text:p>Variance et écart-type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47" table:style-name="ce7">
            <text:p>47</text:p>
          </table:table-cell>
          <table:table-cell office:value-type="float" office:value="407" table:formula="of:=[.C23]*3600+[.D23]*60+[.E23]" table:style-name="ce8">
            <text:p>407</text:p>
          </table:table-cell>
          <table:table-cell office:value-type="string" table:style-name="ce9">
            <text:p>https://youtu.be/IQ34LEWHu2A</text:p>
          </table:table-cell>
          <table:table-cell table:number-columns-repeated="1637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0">
            <text:p>Factorielle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42" table:style-name="ce7">
            <text:p>42</text:p>
          </table:table-cell>
          <table:table-cell office:value-type="float" office:value="462" table:formula="of:=[.C24]*3600+[.D24]*60+[.E24]" table:style-name="ce8">
            <text:p>462</text:p>
          </table:table-cell>
          <table:table-cell office:value-type="string" table:style-name="ce9">
            <text:p>https://youtu.be/FNLMekgBrgo</text:p>
          </table:table-cell>
          <table:table-cell table:number-columns-repeated="1637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0">
            <text:p>Recréer la fonction len()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6" table:style-name="ce7">
            <text:p>36</text:p>
          </table:table-cell>
          <table:table-cell office:value-type="float" office:value="156" table:formula="of:=[.C25]*3600+[.D25]*60+[.E25]" table:style-name="ce8">
            <text:p>156</text:p>
          </table:table-cell>
          <table:table-cell office:value-type="string" table:style-name="ce9">
            <text:p>https://youtu.be/wwC02fx1uAU</text:p>
          </table:table-cell>
          <table:table-cell table:number-columns-repeated="1637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0">
            <text:p>Calculer la puissance d'un nombre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34" table:style-name="ce7">
            <text:p>34</text:p>
          </table:table-cell>
          <table:table-cell office:value-type="float" office:value="394" table:formula="of:=[.C26]*3600+[.D26]*60+[.E26]" table:style-name="ce8">
            <text:p>394</text:p>
          </table:table-cell>
          <table:table-cell office:value-type="string" table:style-name="ce9">
            <text:p>https://youtu.be/XojTr43i1dU</text:p>
          </table:table-cell>
          <table:table-cell table:number-columns-repeated="1637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0">
            <text:p>Somme des puissances d'un nombre réel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5" table:style-name="ce7">
            <text:p>55</text:p>
          </table:table-cell>
          <table:table-cell office:value-type="float" office:value="175" table:formula="of:=[.C27]*3600+[.D27]*60+[.E27]" table:style-name="ce8">
            <text:p>175</text:p>
          </table:table-cell>
          <table:table-cell office:value-type="string" table:style-name="ce9">
            <text:p>https://youtu.be/jSN96okYfVc</text:p>
          </table:table-cell>
          <table:table-cell table:number-columns-repeated="1637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0">
            <text:p>L'identité remarquable (a+b)²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53" table:style-name="ce7">
            <text:p>53</text:p>
          </table:table-cell>
          <table:table-cell office:value-type="float" office:value="233" table:formula="of:=[.C28]*3600+[.D28]*60+[.E28]" table:style-name="ce8">
            <text:p>233</text:p>
          </table:table-cell>
          <table:table-cell office:value-type="string" table:style-name="ce9">
            <text:p>https://youtu.be/NXWdZgva2EY</text:p>
          </table:table-cell>
          <table:table-cell table:number-columns-repeated="1637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0">
            <text:p>L'identité remarquable (a-b)²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59" table:style-name="ce7">
            <text:p>59</text:p>
          </table:table-cell>
          <table:table-cell office:value-type="float" office:value="239" table:formula="of:=[.C29]*3600+[.D29]*60+[.E29]" table:style-name="ce8">
            <text:p>239</text:p>
          </table:table-cell>
          <table:table-cell office:value-type="string" table:style-name="ce9">
            <text:p>https://youtu.be/zW_6GW2tXy0</text:p>
          </table:table-cell>
          <table:table-cell table:number-columns-repeated="16377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0">
            <text:p>L'identité remarquable a² - b²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84" table:formula="of:=[.C30]*3600+[.D30]*60+[.E30]" table:style-name="ce8">
            <text:p>184</text:p>
          </table:table-cell>
          <table:table-cell office:value-type="string" table:style-name="ce9">
            <text:p>https://youtu.be/UzeE53XdrBY</text:p>
          </table:table-cell>
          <table:table-cell table:number-columns-repeated="16377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0">
            <text:p>Supprimer des éléments d'une list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58" table:style-name="ce7">
            <text:p>58</text:p>
          </table:table-cell>
          <table:table-cell office:value-type="float" office:value="298" table:formula="of:=[.C31]*3600+[.D31]*60+[.E31]" table:style-name="ce8">
            <text:p>298</text:p>
          </table:table-cell>
          <table:table-cell office:value-type="string" table:style-name="ce9">
            <text:p>https://youtu.be/ZPrM8UdjtM8</text:p>
          </table:table-cell>
          <table:table-cell table:number-columns-repeated="16377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0">
            <text:p>Concaténer deux listes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9" table:style-name="ce7">
            <text:p>39</text:p>
          </table:table-cell>
          <table:table-cell office:value-type="float" office:value="159" table:formula="of:=[.C32]*3600+[.D32]*60+[.E32]" table:style-name="ce8">
            <text:p>159</text:p>
          </table:table-cell>
          <table:table-cell office:value-type="string" table:style-name="ce9">
            <text:p>https://youtu.be/VQmI3Jb2l-I</text:p>
          </table:table-cell>
          <table:table-cell table:number-columns-repeated="16377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0">
            <text:p>La tour de Hanoï - Partie 1 : résolution et nombres binaires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45" table:style-name="ce7">
            <text:p>45</text:p>
          </table:table-cell>
          <table:table-cell office:value-type="float" office:value="1185" table:formula="of:=[.C33]*3600+[.D33]*60+[.E33]" table:style-name="ce8">
            <text:p>1185</text:p>
          </table:table-cell>
          <table:table-cell office:value-type="string" table:style-name="ce9">
            <text:p>https://youtu.be/Fno3jBXyw6w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31bis</text:p>
          </table:table-cell>
          <table:table-cell office:value-type="string" table:style-name="ce10">
            <text:p>La tour de Hanoï - Partie 2 : résolution avec Python</text:p>
          </table:table-cell>
          <table:table-cell office:value-type="float" office:value="0" table:style-name="ce7">
            <text:p>0</text:p>
          </table:table-cell>
          <table:table-cell table:style-name="ce12"/>
          <table:table-cell table:style-name="ce13"/>
          <table:table-cell office:value-type="float" office:value="0" table:formula="of:=[.C34]*3600+[.D34]*60+[.E34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7">
            <text:p>Rechercher un élément dans une list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3" table:style-name="ce7">
            <text:p>43</text:p>
          </table:table-cell>
          <table:table-cell office:value-type="float" office:value="163" table:formula="of:=[.C35]*3600+[.D35]*60+[.E35]" table:style-name="ce8">
            <text:p>163</text:p>
          </table:table-cell>
          <table:table-cell office:value-type="string" table:style-name="ce9">
            <text:p>https://youtu.be/-58Q9msluEM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7">
            <text:p>Résoudre un polynôme du second degré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32" table:style-name="ce7">
            <text:p>32</text:p>
          </table:table-cell>
          <table:table-cell office:value-type="float" office:value="272" table:formula="of:=[.C36]*3600+[.D36]*60+[.E36]" table:style-name="ce8">
            <text:p>272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7">
            <text:p>Répétitions dans une liste</text:p>
          </table:table-cell>
          <table:table-cell office:value-type="float" office:value="0" table:style-name="ce7">
            <text:p>0</text:p>
          </table:table-cell>
          <table:table-cell table:style-name="ce12"/>
          <table:table-cell table:style-name="ce13"/>
          <table:table-cell office:value-type="float" office:value="0" table:formula="of:=[.C37]*3600+[.D37]*60+[.E37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7">
            <text:p>Recréer la méthode join()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34" table:style-name="ce7">
            <text:p>34</text:p>
          </table:table-cell>
          <table:table-cell office:value-type="float" office:value="394" table:formula="of:=[.C38]*3600+[.D38]*60+[.E38]" table:style-name="ce8">
            <text:p>394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6" table:style-name="ce5">
            <text:p>36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39]*3600+[.D39]*60+[.E39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7" table:style-name="ce5">
            <text:p>37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0]*3600+[.D40]*60+[.E40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8" table:style-name="ce5">
            <text:p>38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1]*3600+[.D41]*60+[.E41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39" table:style-name="ce5">
            <text:p>39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2]*3600+[.D42]*60+[.E42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0" table:style-name="ce5">
            <text:p>4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3]*3600+[.D43]*60+[.E43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1" table:style-name="ce5">
            <text:p>41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4]*3600+[.D44]*60+[.E44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2" table:style-name="ce5">
            <text:p>42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5]*3600+[.D45]*60+[.E45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3" table:style-name="ce5">
            <text:p>43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6]*3600+[.D46]*60+[.E46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4" table:style-name="ce5">
            <text:p>44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7]*3600+[.D47]*60+[.E47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5" table:style-name="ce5">
            <text:p>45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8]*3600+[.D48]*60+[.E48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6" table:style-name="ce5">
            <text:p>46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49]*3600+[.D49]*60+[.E49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7" table:style-name="ce5">
            <text:p>47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0]*3600+[.D50]*60+[.E50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8" table:style-name="ce5">
            <text:p>48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1]*3600+[.D51]*60+[.E51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49" table:style-name="ce5">
            <text:p>49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2]*3600+[.D52]*60+[.E52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0" table:style-name="ce5">
            <text:p>5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3]*3600+[.D53]*60+[.E53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1" table:style-name="ce5">
            <text:p>51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4]*3600+[.D54]*60+[.E54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2" table:style-name="ce5">
            <text:p>52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5]*3600+[.D55]*60+[.E55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3" table:style-name="ce5">
            <text:p>53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6]*3600+[.D56]*60+[.E56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4" table:style-name="ce5">
            <text:p>54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7]*3600+[.D57]*60+[.E57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5" table:style-name="ce5">
            <text:p>55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8]*3600+[.D58]*60+[.E58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6" table:style-name="ce5">
            <text:p>56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59]*3600+[.D59]*60+[.E59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7" table:style-name="ce5">
            <text:p>57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60]*3600+[.D60]*60+[.E60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8" table:style-name="ce5">
            <text:p>58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61]*3600+[.D61]*60+[.E61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59" table:style-name="ce5">
            <text:p>59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62]*3600+[.D62]*60+[.E62]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float" office:value="60" table:style-name="ce5">
            <text:p>6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[.C63]*3600+[.D63]*60+[.E63]" table:style-name="ce8">
            <text:p>0</text:p>
          </table:table-cell>
          <table:table-cell table:style-name="ce9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foxxp</dc:creator>
    <meta:creation-date>2015-06-05T18:19:34Z</meta:creation-date>
    <dc:date>2020-12-01T09:08:02Z</dc:date>
  </office:meta>
</office:document-meta>
</file>